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 /&gt;</text:p>
      <text:p text:style-name="Standard"><text:s text:c="2"/>&lt;title&gt;IB Explorers&lt;/title&gt;</text:p>
      <text:p text:style-name="Standard"><text:s text:c="2"/>&lt;style&gt;</text:p>
      <text:p text:style-name="Standard"><text:s text:c="4"/>body {</text:p>
      <text:p text:style-name="Standard"><text:s text:c="6"/>margin: 0;</text:p>
      <text:p text:style-name="Standard"><text:s text:c="6"/>font-family: 'Inter', sans-serif;</text:p>
      <text:p text:style-name="Standard"><text:s text:c="6"/>background: #ffffff;</text:p>
      <text:p text:style-name="Standard"><text:s text:c="6"/>color: #222;</text:p>
      <text:p text:style-name="Standard"><text:s text:c="4"/>}</text:p>
      <text:p text:style-name="Standard"/>
      <text:p text:style-name="Standard"><text:s text:c="4"/>header {</text:p>
      <text:p text:style-name="Standard"><text:s text:c="6"/>background: #ffffff;</text:p>
      <text:p text:style-name="Standard"><text:s text:c="6"/>padding: 30px 20px;</text:p>
      <text:p text:style-name="Standard"><text:s text:c="6"/>text-align: center;</text:p>
      <text:p text:style-name="Standard"><text:s text:c="6"/>border-bottom: 1px solid #e5e5e5;</text:p>
      <text:p text:style-name="Standard"><text:s text:c="4"/>}</text:p>
      <text:p text:style-name="Standard"><text:soft-page-break/></text:p>
      <text:p text:style-name="Standard"><text:s text:c="4"/>.logo {</text:p>
      <text:p text:style-name="Standard"><text:s text:c="6"/>width: 120px;</text:p>
      <text:p text:style-name="Standard"><text:s text:c="6"/>margin: auto;</text:p>
      <text:p text:style-name="Standard"><text:s text:c="6"/>display: block;</text:p>
      <text:p text:style-name="Standard"><text:s text:c="4"/>}</text:p>
      <text:p text:style-name="Standard"/>
      <text:p text:style-name="Standard"><text:s text:c="4"/>nav {</text:p>
      <text:p text:style-name="Standard"><text:s text:c="6"/>text-align: center;</text:p>
      <text:p text:style-name="Standard"><text:s text:c="6"/>padding: 15px;</text:p>
      <text:p text:style-name="Standard"><text:s text:c="6"/>border-bottom: 1px solid #f0f0f0;</text:p>
      <text:p text:style-name="Standard"><text:s text:c="4"/>}</text:p>
      <text:p text:style-name="Standard"/>
      <text:p text:style-name="Standard"><text:s text:c="4"/>nav a {</text:p>
      <text:p text:style-name="Standard"><text:s text:c="6"/>color: #333;</text:p>
      <text:p text:style-name="Standard"><text:s text:c="6"/>text-decoration: none;</text:p>
      <text:p text:style-name="Standard"><text:s text:c="6"/>margin: 0 12px;</text:p>
      <text:p text:style-name="Standard"><text:s text:c="6"/>font-size: 15px;</text:p>
      <text:p text:style-name="Standard"><text:s text:c="4"/>}</text:p>
      <text:p text:style-name="Standard"/>
      <text:p text:style-name="Standard"><text:s text:c="4"/>.hero {</text:p>
      <text:p text:style-name="Standard"><text:soft-page-break/><text:s text:c="6"/>background: #f2f7f3;</text:p>
      <text:p text:style-name="Standard"><text:s text:c="6"/>height: 260px;</text:p>
      <text:p text:style-name="Standard"><text:s text:c="6"/>display: flex;</text:p>
      <text:p text:style-name="Standard"><text:s text:c="6"/>align-items: center;</text:p>
      <text:p text:style-name="Standard"><text:s text:c="6"/>justify-content: center;</text:p>
      <text:p text:style-name="Standard"><text:s text:c="6"/>color: #0c3d2e;</text:p>
      <text:p text:style-name="Standard"><text:s text:c="6"/>font-size: 28px;</text:p>
      <text:p text:style-name="Standard"><text:s text:c="6"/>font-weight: 600;</text:p>
      <text:p text:style-name="Standard"><text:s text:c="6"/>text-align: center;</text:p>
      <text:p text:style-name="Standard"><text:s text:c="6"/>padding: 0 20px;</text:p>
      <text:p text:style-name="Standard"><text:s text:c="4"/>}</text:p>
      <text:p text:style-name="Standard"/>
      <text:p text:style-name="Standard"><text:s text:c="4"/>.section {</text:p>
      <text:p text:style-name="Standard"><text:s text:c="6"/>padding: 50px 25px;</text:p>
      <text:p text:style-name="Standard"><text:s text:c="6"/>text-align: center;</text:p>
      <text:p text:style-name="Standard"><text:s text:c="6"/>max-width: 700px;</text:p>
      <text:p text:style-name="Standard"><text:s text:c="6"/>margin: auto;</text:p>
      <text:p text:style-name="Standard"><text:s text:c="4"/>}</text:p>
      <text:p text:style-name="Standard"/>
      <text:p text:style-name="Standard"><text:s text:c="4"/>h2 {</text:p>
      <text:p text:style-name="Standard"><text:s text:c="6"/>font-weight: 600;</text:p>
      <text:p text:style-name="Standard"><text:soft-page-break/><text:s text:c="6"/>margin-bottom: 10px;</text:p>
      <text:p text:style-name="Standard"><text:s text:c="4"/>}</text:p>
      <text:p text:style-name="Standard"/>
      <text:p text:style-name="Standard"><text:s text:c="4"/>p {</text:p>
      <text:p text:style-name="Standard"><text:s text:c="6"/>line-height: 1.6;</text:p>
      <text:p text:style-name="Standard"><text:s text:c="6"/>font-size: 15px;</text:p>
      <text:p text:style-name="Standard"><text:s text:c="6"/>color: #555;</text:p>
      <text:p text:style-name="Standard"><text:s text:c="4"/>}</text:p>
      <text:p text:style-name="Standard"/>
      <text:p text:style-name="Standard"><text:s text:c="4"/>.footer {</text:p>
      <text:p text:style-name="Standard"><text:s text:c="6"/>background: #fafafa;</text:p>
      <text:p text:style-name="Standard"><text:s text:c="6"/>padding: 20px;</text:p>
      <text:p text:style-name="Standard"><text:s text:c="6"/>text-align: center;</text:p>
      <text:p text:style-name="Standard"><text:s text:c="6"/>color: #777;</text:p>
      <text:p text:style-name="Standard"><text:s text:c="6"/>border-top: 1px solid #e5e5e5;</text:p>
      <text:p text:style-name="Standard"><text:s text:c="6"/>font-size: 14px;</text:p>
      <text:p text:style-name="Standard"><text:s text:c="6"/>margin-top: 40px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oft-page-break/></text:p>
      <text:p text:style-name="Standard"><text:s text:c="2"/>&lt;header&gt;</text:p>
      <text:p text:style-name="Standard"><text:s text:c="4"/>&lt;img src="logo.png" class="logo" alt="IB Explorers Logo"&gt;</text:p>
      <text:p text:style-name="Standard"><text:s text:c="4"/>&lt;h1&gt;IB Explorers&lt;/h1&gt;</text:p>
      <text:p text:style-name="Standard"><text:s text:c="4"/>&lt;p&gt;Your Journey Begins Here&lt;/p&gt;</text:p>
      <text:p text:style-name="Standard"><text:s text:c="2"/>&lt;/header&gt;</text:p>
      <text:p text:style-name="Standard"/>
      <text:p text:style-name="Standard"><text:s text:c="2"/>&lt;nav&gt;</text:p>
      <text:p text:style-name="Standard"><text:s text:c="4"/>&lt;a href="#home"&gt;Home&lt;/a&gt;</text:p>
      <text:p text:style-name="Standard"><text:s text:c="4"/>&lt;a href="#about"&gt;About&lt;/a&gt;</text:p>
      <text:p text:style-name="Standard"><text:s text:c="4"/>&lt;a href="#services"&gt;Tours&lt;/a&gt;</text:p>
      <text:p text:style-name="Standard"><text:s text:c="4"/>&lt;a href="#contact"&gt;Contact&lt;/a&gt;</text:p>
      <text:p text:style-name="Standard"><text:s text:c="2"/>&lt;/nav&gt;</text:p>
      <text:p text:style-name="Standard"/>
      <text:p text:style-name="Standard"><text:s text:c="2"/>&lt;div class="hero" id="home"&gt;</text:p>
      <text:p text:style-name="Standard"><text:s text:c="4"/>Explore the World with IB Explorers</text:p>
      <text:p text:style-name="Standard"><text:s text:c="2"/>&lt;/div&gt;</text:p>
      <text:p text:style-name="Standard"/>
      <text:p text:style-name="Standard"><text:s text:c="2"/>&lt;section class="section" id="about"&gt;</text:p>
      <text:p text:style-name="Standard"><text:s text:c="4"/>&lt;h2&gt;About Us&lt;/h2&gt;</text:p>
      <text:p text:style-name="Standard"><text:s text:c="4"/>&lt;p&gt;IB Explorers is a travel company dedicated to providing memorable adventures and seamless travel experiences.&lt;/p&gt;</text:p>
      <text:p text:style-name="Standard"><text:soft-page-break/><text:s text:c="2"/>&lt;/section&gt;</text:p>
      <text:p text:style-name="Standard"/>
      <text:p text:style-name="Standard"><text:s text:c="2"/>&lt;section class="section" id="services"&gt;</text:p>
      <text:p text:style-name="Standard"><text:s text:c="4"/>&lt;h2&gt;Our Basic Tours&lt;/h2&gt;</text:p>
      <text:p text:style-name="Standard"><text:s text:c="4"/>&lt;p&gt;Coming Soon...&lt;/p&gt;</text:p>
      <text:p text:style-name="Standard"><text:s text:c="2"/>&lt;/section&gt;</text:p>
      <text:p text:style-name="Standard"/>
      <text:p text:style-name="Standard"><text:s text:c="2"/>&lt;section class="section" id="contact"&gt;</text:p>
      <text:p text:style-name="Standard"><text:s text:c="4"/>&lt;h2&gt;Contact Us&lt;/h2&gt;</text:p>
      <text:p text:style-name="Standard"><text:s text:c="4"/>&lt;p&gt;Email: info@ibexplorers.com&lt;/p&gt;</text:p>
      <text:p text:style-name="Standard"><text:s text:c="4"/>&lt;p&gt;Phone: +92 000 0000000&lt;/p&gt;</text:p>
      <text:p text:style-name="Standard"><text:s text:c="2"/>&lt;/section&gt;</text:p>
      <text:p text:style-name="Standard"/>
      <text:p text:style-name="Standard"><text:s text:c="2"/>&lt;div class="footer"&gt;</text:p>
      <text:p text:style-name="Standard"><text:s text:c="4"/>© 2025 IB Explorers. All Rights Reserved.</text:p>
      <text:p text:style-name="Standard"><text:s text:c="2"/>&lt;/div&gt;</text:p>
      <text:p text:style-name="Standard"/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6" meta:word-count="237" meta:character-count="2300" meta:non-whitespace-character-count="1723"/>
    <meta:generator>LibreOfficeDev/6.0.5.2$Linux_X86_64 LibreOffice_project/</meta:generator>
  </office:meta>
</office:document-meta>
</file>